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5F0000054772BD72A13DC187B7.png" manifest:media-type="image/png"/>
  <manifest:file-entry manifest:full-path="Pictures/100000BC00000002000000028E6D50CF6EA040A4.emf" manifest:media-type="image/x-emf"/>
  <manifest:file-entry manifest:full-path="Pictures/1000020100002A88000013BF805F3A3B6B20CE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picture_20_1-outline1" style:list-style-name="L2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picture_20_1-notes">
      <style:graphic-properties draw:fill-color="#ffffff" fo:min-height="13.364cm"/>
    </style:style>
    <style:style style:name="pr5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6" style:family="presentation" style:parent-style-name="_31__5f_Free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margin-left="0cm" fo:margin-right="0cm" fo:margin-top="0.212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1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10%" fo:text-align="start" style:writing-mode="lr-tb"/>
    </style:style>
    <style:style style:name="P13" style:family="paragraph">
      <style:paragraph-properties fo:margin-top="0.212cm" fo:margin-bottom="0cm" fo:line-height="100%" fo:text-align="start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Calibri1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5f8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adbec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879b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icture_20_1" presentation:presentation-page-layout-name="AL1T0">
        <draw:frame draw:name="Titel 1" presentation:style-name="pr1" draw:text-style-name="P2" draw:layer="layout" svg:width="17.999cm" svg:height="7.697cm" svg:x="1.742cm" svg:y="8.42cm" presentation:class="title" presentation:user-transformed="true">
          <draw:text-box>
            <text:p text:style-name="P1"><text:span text:style-name="T1">Title of the presentation</text:span></text:p>
          </draw:text-box>
        </draw:frame>
        <draw:frame draw:name="Textplatzhalter 2" presentation:style-name="pr2" draw:text-style-name="P4" draw:layer="layout" svg:width="17.999cm" svg:height="0.899cm" svg:x="1.8cm" svg:y="17.6cm" presentation:class="outline" presentation:user-transformed="true">
          <draw:text-box>
            <text:list text:style-name="L2">
              <text:list-item>
                <text:p text:style-name="P3"><text:span text:style-name="T2">https://oss-compliance-tooling.org/</text:span></text:p>
              </text:list-item>
            </text:list>
          </draw:text-box>
        </draw:frame>
        <draw:frame draw:name="Textplatzhalter 3" presentation:style-name="pr3" draw:text-style-name="P6" draw:layer="layout" svg:width="8.907cm" svg:height="0.899cm" svg:x="1.693cm" svg:y="17.6cm" presentation:class="outline" presentation:user-transformed="true">
          <draw:text-box>
            <text:p text:style-name="P5"><text:span text:style-name="T2">The open source tooling group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Title</text:span></text:p>
          </draw:text-box>
        </draw:frame>
        <draw:custom-shape draw:name="Textfeld 10" draw:style-name="gr2" draw:text-style-name="P11" draw:layer="layout" svg:width="14.414cm" svg:height="1.675cm" svg:x="1.856cm" svg:y="5.297cm">
          <text:list text:style-name="L4">
            <text:list-item>
              <text:p text:style-name="P9"><text:span text:style-name="T4">text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ks / Communication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6">Links / Communication</text:span></text:p>
          </draw:text-box>
        </draw:frame>
        <draw:custom-shape draw:name="Textfeld 1" draw:style-name="gr3" draw:text-style-name="P14" draw:layer="layout" svg:width="23.912cm" svg:height="8.653cm" svg:x="2.761cm" svg:y="4.979cm">
          <text:p text:style-name="P12"><text:span text:style-name="T5">Github:</text:span></text:p>
          <text:p text:style-name="P12"><text:span text:style-name="T7"><text:a xlink:href="https://github.com/Open-Source-Compliance/Sharing-creates-value" xlink:type="simple">https://github.com/Open-Source-Compliance/Sharing-creates-value</text:a></text:span></text:p>
          <text:p text:style-name="P12"><text:span text:style-name="T5"/></text:p>
          <text:p text:style-name="P12"><text:span text:style-name="T5">Slack:</text:span></text:p>
          <text:p text:style-name="P12"><text:span text:style-name="T7"><text:a xlink:href="https://join.slack.com/t/ossbasedcompl-bhx9742/shared_invite/enQtNzA5OTc3OTAwMjExLWNhYWVkZDk2Y2RlNDI4ODI2NzQyNDU5ZWE4ODRmZWI1ZmM1MzA4ZTc2MTdkZGFhMzc2NmUyODRhNDZjNWI5Njc" xlink:type="simple">https://join.slack.com/t/ossbasedcompl-bhx9742/shared_invite/enQtNzA5OTc3OTAwMjExLWNhYWVkZDk2Y2RlNDI4ODI2NzQyNDU5ZWE4ODRmZWI1ZmM1MzA4ZTc2MTdkZGFhMzc2NmUyODRhNDZjNWI5Njc</text:a></text:span></text:p>
          <text:p text:style-name="P12"><text:span text:style-name="T5"/></text:p>
          <text:p text:style-name="P12"><text:span text:style-name="T5">Mailing List:</text:span></text:p>
          <text:p text:style-name="P13"><text:span text:style-name="T5">Subscription page:</text:span><text:span text:style-name="T8"> </text:span><text:span text:style-name="T7"><text:a xlink:href="https://groups.io/g/oss-based-compliance-tooling" xlink:type="simple">https://groups.io/g/oss-based-compliance-tooling</text:a></text:span></text:p>
          <text:p text:style-name="P13"><text:span text:style-name="T5">Email address:</text:span><text:span text:style-name="T8"> </text:span><text:span text:style-name="T7"><text:a xlink:href="mailto:oss-based-compliance-tooling@groups.io" xlink:type="simple">oss-based-compliance-tooling@groups.io</text:a></text:span></text:p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4" draw:text-style-name="P11" draw:layer="layout" svg:width="8.889cm" svg:height="1.013cm" svg:x="2.404cm" svg:y="3.668cm">
          <text:p text:style-name="P13"><text:span text:style-name="T5">Where to communicate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background" style:display-name="Free Content-background" style:family="presentation">
      <style:graphic-properties draw:stroke="none" draw:fill="solid" draw:fill-color="#ffffff"/>
      <style:text-properties style:letter-kerning="true"/>
    </style:style>
    <style:style style:name="Free_20_Content-backgroundobjects" style:display-name="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_20_Content-notes" style:display-name="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_20_Content-outline1" style:display-name="Free Content-outline1" style:family="presentation">
      <style:graphic-properties draw:stroke="none" draw:fill="none" draw:auto-grow-height="false" draw:fit-to-size="shrink-to-fit" style:shrink-to-fit="true">
        <text:list-style style:name="Free_20_Content-outline1" style:display-name="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outline2" style:display-name="Free Content-outline2" style:family="presentation" style:parent-style-name="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3" style:display-name="Free Content-outline3" style:family="presentation" style:parent-style-name="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4" style:display-name="Free Content-outline4" style:family="presentation" style:parent-style-name="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5" style:display-name="Free Content-outline5" style:family="presentation" style:parent-style-name="Free_20_Content-outline4">
      <style:paragraph-properties fo:margin-top="0.1cm" fo:margin-bottom="0cm"/>
      <style:text-properties fo:font-size="20pt" style:font-size-asian="20pt" style:font-size-complex="20pt"/>
    </style:style>
    <style:style style:name="Free_20_Content-outline6" style:display-name="Free Content-outline6" style:family="presentation" style:parent-style-name="Free_20_Content-outline5">
      <style:paragraph-properties fo:margin-top="0.1cm" fo:margin-bottom="0cm"/>
      <style:text-properties fo:font-size="20pt" style:font-size-asian="20pt" style:font-size-complex="20pt"/>
    </style:style>
    <style:style style:name="Free_20_Content-outline7" style:display-name="Free Content-outline7" style:family="presentation" style:parent-style-name="Free_20_Content-outline6">
      <style:paragraph-properties fo:margin-top="0.1cm" fo:margin-bottom="0cm"/>
      <style:text-properties fo:font-size="20pt" style:font-size-asian="20pt" style:font-size-complex="20pt"/>
    </style:style>
    <style:style style:name="Free_20_Content-outline8" style:display-name="Free Content-outline8" style:family="presentation" style:parent-style-name="Free_20_Content-outline7">
      <style:paragraph-properties fo:margin-top="0.1cm" fo:margin-bottom="0cm"/>
      <style:text-properties fo:font-size="20pt" style:font-size-asian="20pt" style:font-size-complex="20pt"/>
    </style:style>
    <style:style style:name="Free_20_Content-outline9" style:display-name="Free Content-outline9" style:family="presentation" style:parent-style-name="Free_20_Content-outline8">
      <style:paragraph-properties fo:margin-top="0.1cm" fo:margin-bottom="0cm"/>
      <style:text-properties fo:font-size="20pt" style:font-size-asian="20pt" style:font-size-complex="20pt"/>
    </style:style>
    <style:style style:name="Free_20_Content-subtitle" style:display-name="Free Content-subtitle" style:family="presentation">
      <style:graphic-properties draw:stroke="none" draw:fill="none" draw:textarea-vertical-align="middle">
        <text:list-style style:name="Free_20_Content-subtitle" style:display-name="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Content-title" style:display-name="Free Content-title" style:family="presentation">
      <style:graphic-properties draw:stroke="none" draw:fill="none" draw:textarea-vertical-align="middle">
        <text:list-style style:name="Free_20_Content-title" style:display-name="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.6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9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8.041cm" fo:padding-top="0cm" fo:padding-bottom="0.32cm" fo:padding-left="0.6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5.893cm" fo:padding-top="0cm" fo:padding-bottom="0.32cm" fo:padding-left="1.74cm" fo:padding-right="0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22.023cm" fo:padding-top="0cm" fo:padding-bottom="0.32cm" fo:padding-left="0cm" fo:padding-right="1.34cm" fo:wrap-option="wrap"/>
    </style:style>
    <style:style style:name="Mpr1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2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3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Mpr4" style:family="presentation" style:parent-style-name="Title_20_picture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picture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7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1__5f_Free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Free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3" style:family="presentation" style:parent-style-name="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Free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Free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10%" fo:text-align="start" style:writing-mode="lr-tb"/>
    </style:style>
    <style:style style:name="MP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5f8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picture_20_1" style:display-name="Title picture 1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custom-shape draw:name="cdtTextBox 12 Id17" draw:style-name="Mgr6" draw:text-style-name="MP6" draw:layer="backgroundobjects" drawooo:display="printer" svg:width="8.64cm" svg:height="0.722cm" svg:x="0.794cm" svg:y="18.327cm">
        <text:p text:style-name="MP8"><text:span text:style-name="MT2">Copyright 2019 The tooling working group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drawooo:display="printer" svg:width="7.632cm" svg:height="0.722cm" svg:x="13.522cm" svg:y="18.333cm">
        <text:p text:style-name="MP8"><text:span text:style-name="MT2">Licensed under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drawooo:display="printer" svg:width="23.362cm" svg:height="0.722cm" svg:x="10.522cm" svg:y="18.327cm">
        <text:p text:style-name="MP9"><text:span text:style-name="MT2">Oliver Fend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Grafik 76" draw:style-name="Mgr10" draw:text-style-name="MP10" draw:layer="backgroundobjects" drawooo:display="printer" svg:width="5.028cm" svg:height="2.334cm" svg:x="26.997cm" svg:y="0.966cm">
        <draw:image xlink:href="Pictures/1000020100002A88000013BF805F3A3B6B20CE02.png" xlink:type="simple" xlink:show="embed" xlink:actuate="onLoad" loext:mime-type="image/png">
          <text:p/>
        </draw:image>
      </draw:frame>
      <draw:frame draw:name="cdtRectangle 115 Id57350" presentation:style-name="Title_20_picture_20_1-title" draw:layer="backgroundobjects" svg:width="17.999cm" svg:height="7.623cm" svg:x="1.742cm" svg:y="8.494cm" presentation:class="title" presentation:placeholder="true" presentation:user-transformed="true">
        <draw:text-box/>
      </draw:frame>
      <draw:custom-shape draw:name="cdtText Box 101 Id11" draw:style-name="Mgr11" draw:text-style-name="MP6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57343" presentation:style-name="Mpr1" draw:text-style-name="MP12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1"><text:span text:style-name="MT3"><text:a xlink:href="https://oss-compliance-tooling.org/" xlink:type="simple">https://oss-compliance-tooling.org/</text:a></text:span></text:p>
            </text:list-item>
          </text:list>
        </draw:text-box>
      </draw:frame>
      <draw:frame draw:name="Textplatzhalter 57343" presentation:style-name="Mpr2" draw:text-style-name="MP14" draw:layer="backgroundobjects" svg:width="8.536cm" svg:height="0.899cm" svg:x="1.742cm" svg:y="16.41cm" presentation:class="outline" presentation:user-transformed="true">
        <draw:text-box>
          <text:p text:style-name="MP13"><text:span text:style-name="MT4">Copyright © 2019 The tooling working group </text:span></text:p>
        </draw:text-box>
      </draw:frame>
      <draw:g draw:name="Gruppieren 32">
        <draw:line draw:name="Gerade Verbindung 56" draw:style-name="Mgr9" draw:text-style-name="MP7" draw:layer="layout" svg:x1="1.741cm" svg:y1="-0.6cm" svg:x2="1.742cm" svg:y2="-0.1cm">
          <text:p/>
        </draw:line>
        <draw:line draw:name="Gerade Verbindung 57" draw:style-name="Mgr9" draw:text-style-name="MP7" draw:layer="layout" svg:x1="16.942cm" svg:y1="-0.6cm" svg:x2="16.943cm" svg:y2="-0.1cm">
          <text:p/>
        </draw:line>
        <draw:line draw:name="Gerade Verbindung 58" draw:style-name="Mgr9" draw:text-style-name="MP7" draw:layer="layout" svg:x1="17.339cm" svg:y1="-0.6cm" svg:x2="17.34cm" svg:y2="-0.1cm">
          <text:p/>
        </draw:line>
        <draw:line draw:name="Gerade Verbindung 59" draw:style-name="Mgr9" draw:text-style-name="MP7" draw:layer="layout" svg:x1="24.542cm" svg:y1="-0.6cm" svg:x2="24.543cm" svg:y2="-0.1cm">
          <text:p/>
        </draw:line>
        <draw:line draw:name="Gerade Verbindung 60" draw:style-name="Mgr9" draw:text-style-name="MP7" draw:layer="layout" svg:x1="32.543cm" svg:y1="-0.6cm" svg:x2="32.544cm" svg:y2="-0.1cm">
          <text:p/>
        </draw:line>
        <draw:line draw:name="Gerade Verbindung 61" draw:style-name="Mgr9" draw:text-style-name="MP7" draw:layer="layout" svg:x1="1.741cm" svg:y1="19.15cm" svg:x2="1.742cm" svg:y2="19.65cm">
          <text:p/>
        </draw:line>
        <draw:line draw:name="Gerade Verbindung 62" draw:style-name="Mgr9" draw:text-style-name="MP7" draw:layer="layout" svg:x1="16.942cm" svg:y1="19.15cm" svg:x2="16.943cm" svg:y2="19.65cm">
          <text:p/>
        </draw:line>
        <draw:line draw:name="Gerade Verbindung 63" draw:style-name="Mgr9" draw:text-style-name="MP7" draw:layer="layout" svg:x1="17.339cm" svg:y1="19.15cm" svg:x2="17.34cm" svg:y2="19.65cm">
          <text:p/>
        </draw:line>
        <draw:line draw:name="Gerade Verbindung 64" draw:style-name="Mgr9" draw:text-style-name="MP7" draw:layer="layout" svg:x1="24.542cm" svg:y1="19.15cm" svg:x2="24.543cm" svg:y2="19.65cm">
          <text:p/>
        </draw:line>
        <draw:line draw:name="Gerade Verbindung 65" draw:style-name="Mgr9" draw:text-style-name="MP7" draw:layer="layout" svg:x1="32.543cm" svg:y1="19.15cm" svg:x2="32.544cm" svg:y2="19.65cm">
          <text:p/>
        </draw:line>
        <draw:line draw:name="Gerade Verbindung 66" draw:style-name="Mgr9" draw:text-style-name="MP7" draw:layer="layout" svg:x1="-0.099cm" svg:y1="0.924cm" svg:x2="-0.599cm" svg:y2="0.925cm">
          <text:p/>
        </draw:line>
        <draw:line draw:name="Gerade Verbindung 67" draw:style-name="Mgr9" draw:text-style-name="MP7" draw:layer="layout" svg:x1="-0.099cm" svg:y1="2.718cm" svg:x2="-0.599cm" svg:y2="2.719cm">
          <text:p/>
        </draw:line>
        <draw:line draw:name="Gerade Verbindung 68" draw:style-name="Mgr9" draw:text-style-name="MP7" draw:layer="layout" svg:x1="-0.099cm" svg:y1="3.917cm" svg:x2="-0.599cm" svg:y2="3.918cm">
          <text:p/>
        </draw:line>
        <draw:line draw:name="Gerade Verbindung 69" draw:style-name="Mgr9" draw:text-style-name="MP7" draw:layer="layout" svg:x1="-0.099cm" svg:y1="10.319cm" svg:x2="-0.599cm" svg:y2="10.32cm">
          <text:p/>
        </draw:line>
        <draw:line draw:name="Gerade Verbindung 70" draw:style-name="Mgr9" draw:text-style-name="MP7" draw:layer="layout" svg:x1="-0.099cm" svg:y1="10.716cm" svg:x2="-0.599cm" svg:y2="10.717cm">
          <text:p/>
        </draw:line>
        <draw:line draw:name="Gerade Verbindung 71" draw:style-name="Mgr9" draw:text-style-name="MP7" draw:layer="layout" svg:x1="-0.099cm" svg:y1="17.116cm" svg:x2="-0.599cm" svg:y2="17.117cm">
          <text:p/>
        </draw:line>
        <draw:line draw:name="Gerade Verbindung 72" draw:style-name="Mgr9" draw:text-style-name="MP7" draw:layer="layout" svg:x1="-0.099cm" svg:y1="4.919cm" svg:x2="-0.599cm" svg:y2="4.92cm">
          <text:p/>
        </draw:line>
        <draw:line draw:name="Gerade Verbindung 73" draw:style-name="Mgr9" draw:text-style-name="MP7" draw:layer="layout" svg:x1="-0.099cm" svg:y1="16.124cm" svg:x2="-0.599cm" svg:y2="16.125cm">
          <text:p/>
        </draw:line>
        <draw:line draw:name="Gerade Verbindung 74" draw:style-name="Mgr9" draw:text-style-name="MP7" draw:layer="layout" svg:x1="34.48cm" svg:y1="0.924cm" svg:x2="33.98cm" svg:y2="0.925cm">
          <text:p/>
        </draw:line>
        <draw:line draw:name="Gerade Verbindung 75" draw:style-name="Mgr9" draw:text-style-name="MP7" draw:layer="layout" svg:x1="34.48cm" svg:y1="2.718cm" svg:x2="33.98cm" svg:y2="2.719cm">
          <text:p/>
        </draw:line>
        <draw:line draw:name="Gerade Verbindung 76" draw:style-name="Mgr9" draw:text-style-name="MP7" draw:layer="layout" svg:x1="34.48cm" svg:y1="3.917cm" svg:x2="33.98cm" svg:y2="3.918cm">
          <text:p/>
        </draw:line>
        <draw:line draw:name="Gerade Verbindung 77" draw:style-name="Mgr9" draw:text-style-name="MP7" draw:layer="layout" svg:x1="34.48cm" svg:y1="10.319cm" svg:x2="33.98cm" svg:y2="10.32cm">
          <text:p/>
        </draw:line>
        <draw:line draw:name="Gerade Verbindung 78" draw:style-name="Mgr9" draw:text-style-name="MP7" draw:layer="layout" svg:x1="34.48cm" svg:y1="10.716cm" svg:x2="33.98cm" svg:y2="10.717cm">
          <text:p/>
        </draw:line>
        <draw:line draw:name="Gerade Verbindung 79" draw:style-name="Mgr9" draw:text-style-name="MP7" draw:layer="layout" svg:x1="34.48cm" svg:y1="17.116cm" svg:x2="33.98cm" svg:y2="17.117cm">
          <text:p/>
        </draw:line>
        <draw:line draw:name="Gerade Verbindung 80" draw:style-name="Mgr9" draw:text-style-name="MP7" draw:layer="layout" svg:x1="34.48cm" svg:y1="4.919cm" svg:x2="33.98cm" svg:y2="4.92cm">
          <text:p/>
        </draw:line>
        <draw:line draw:name="Gerade Verbindung 81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1cm" svg:y="0.966cm">
        <draw:image xlink:href="Pictures/1000000000000B5F0000054772BD72A13DC187B7.png" xlink:type="simple" xlink:show="embed" xlink:actuate="onLoad" loext:mime-type="image/png">
          <text:p/>
        </draw:image>
      </draw:frame>
      <draw:frame draw:name="Titel 1" presentation:style-name="Mpr3" draw:text-style-name="MP16" draw:layer="backgroundobjects" svg:width="17.999cm" svg:height="7.697cm" svg:x="1.743cm" svg:y="8.421cm" presentation:class="title" presentation:user-transformed="true">
        <draw:text-box>
          <text:p text:style-name="MP15"><text:span text:style-name="MT5">Title of the presentation</text:span></text:p>
        </draw:text-box>
      </draw:frame>
      <presentation:notes style:page-layout-name="PM2">
        <draw:page-thumbnail presentation:style-name="Title_20_picture_20_1-title" draw:layer="backgroundobjects" svg:width="19.798cm" svg:height="11.136cm" svg:x="0.6cm" svg:y="2.257cm" presentation:class="page"/>
        <draw:frame presentation:style-name="Title_20_picture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custom-shape draw:name="cdtTextBox 12 Id17" draw:style-name="Mgr6" draw:text-style-name="MP6" draw:layer="backgroundobjects" svg:width="8.64cm" svg:height="0.722cm" svg:x="0.794cm" svg:y="18.327cm">
        <text:p text:style-name="MP8"><text:span text:style-name="MT2"><text:s/></text:span><text:span text:style-name="MT2">The </text:span><text:span text:style-name="MT6">tooling</text:span><text:span text:style-name="MT2"> </text:span><text:span text:style-name="MT7">working</text:span><text:span text:style-name="MT2"> </text:span><text:span text:style-name="MT7">group</text:span><text:span text:style-name="MT2">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6" draw:text-style-name="MP17" draw:layer="backgroundobjects" svg:width="33.883cm" svg:height="3.522cm" svg:x="0cm" svg:y="0.007cm" presentation:class="title" presentation:user-transformed="true">
        <draw:text-box>
          <text:p text:style-name="MP15"><text:span text:style-name="MT8">Click to add core message of slide</text:span></text:p>
        </draw:text-box>
      </draw:frame>
      <draw:frame draw:name="Textplatzhalter 3" presentation:style-name="Mpr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9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2cm" svg:y="0.967cm">
        <draw:image xlink:href="Pictures/1000000000000B5F0000054772BD72A13DC187B7.png" xlink:type="simple" xlink:show="embed" xlink:actuate="onLoad" loext:mime-type="image/png">
          <text:p/>
        </draw:image>
      </draw:frame>
      <presentation:notes style:page-layout-name="PM2">
        <draw:page-thumbnail presentation:style-name="_31__5f_Free_20_Content-title" draw:layer="backgroundobjects" svg:width="19.808cm" svg:height="11.136cm" svg:x="0.595cm" svg:y="2.257cm" presentation:class="page"/>
        <draw:frame presentation:style-name="_31__5f_F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presentation:style-name="Blank_20_Slide-title" draw:layer="backgroundobjects" svg:width="30.494cm" svg:height="3.18cm" svg:x="1.694cm" svg:y="0.76cm" presentation:class="title" presentation:placeholder="true">
        <draw:text-box/>
      </draw:frame>
      <draw:frame presentation:style-name="Blank_20_Slide-outline1" draw:layer="backgroundobjects" svg:width="30.494cm" svg:height="11.048cm" svg:x="1.694cm" svg:y="4.457cm" presentation:class="outline" presentation:placeholder="true">
        <draw:text-box/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2"><text:s/></text:span><text:span text:style-name="MT2">The </text:span><text:span text:style-name="MT6">tooling</text:span><text:span text:style-name="MT2"> </text:span><text:span text:style-name="MT7">working</text:span><text:span text:style-name="MT2"> </text:span><text:span text:style-name="MT7">group</text:span><text:span text:style-name="MT2"> 2019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9.808cm" svg:height="11.136cm" svg:x="0.59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e_20_Content" style:display-name="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12" draw:text-style-name="MP17" draw:layer="backgroundobjects" svg:width="33.883cm" svg:height="3.522cm" svg:x="0cm" svg:y="0cm" presentation:class="title" presentation:user-transformed="true">
        <draw:text-box>
          <text:p text:style-name="MP15"><text:span text:style-name="MT8">Click to add core message of slide</text:span></text:p>
        </draw:text-box>
      </draw:frame>
      <draw:frame draw:name="Textplatzhalter 3" presentation:style-name="Mpr13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9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2"><text:s/></text:span><text:span text:style-name="MT2">The </text:span><text:span text:style-name="MT6">tooling</text:span><text:span text:style-name="MT2"> </text:span><text:span text:style-name="MT7">working</text:span><text:span text:style-name="MT2"> </text:span><text:span text:style-name="MT7">group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Free_20_Content-title" draw:layer="backgroundobjects" svg:width="18.959cm" svg:height="10.659cm" svg:x="0.384cm" svg:y="2.16cm" presentation:class="page"/>
        <draw:frame presentation:style-name="Free_20_Content-notes" draw:layer="backgroundobjects" svg:width="15.782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ooling Working Group</dc:title>
    <meta:editing-cycles>5</meta:editing-cycles>
    <meta:creation-date>2019-08-31T00:30:11.460000000</meta:creation-date>
    <dc:language>English</dc:language>
    <meta:editing-duration>PT14H42M19S</meta:editing-duration>
    <meta:generator>LibreOffice/6.1.5.2$Windows_X86_64 LibreOffice_project/90f8dcf33c87b3705e78202e3df5142b201bd805</meta:generator>
    <dc:subject>Template for presentations</dc:subject>
    <dc:date>2019-09-02T10:14:44.868000000</dc:date>
    <meta:document-statistic meta:object-count="317"/>
    <meta:user-defined meta:name="HiddenSlides" meta:value-type="float">0</meta:user-defined>
    <meta:user-defined meta:name="HyperlinksChanged" meta:value-type="boolean">false</meta:user-defined>
    <meta:user-defined meta:name="Language">English (US)</meta:user-defined>
    <meta:user-defined meta:name="LinksUpToDate" meta:value-type="boolean">false</meta:user-defined>
    <meta:user-defined meta:name="MMClips" meta:value-type="float">0</meta:user-defined>
    <meta:user-defined meta:name="Owner" meta:value-type="string">The Tooling Working Group</meta:user-defined>
    <meta:user-defined meta:name="Release date" meta:value-type="string">August 2019</meta:user-defined>
    <meta:user-defined meta:name="Release version" meta:value-type="string">1.0</meta:user-defined>
  </office:meta>
</office:document-meta>
</file>